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a2db0" officeooo:paragraph-rsid="000a2db0"/>
    </style:style>
    <style:style style:name="P2" style:family="paragraph" style:parent-style-name="Text_20_body">
      <style:paragraph-properties fo:text-align="start" style:justify-single-word="false"/>
      <style:text-properties fo:font-size="18pt" officeooo:rsid="000a2db0" officeooo:paragraph-rsid="000a2db0"/>
    </style:style>
    <style:style style:name="P3" style:family="paragraph" style:parent-style-name="Standard">
      <style:paragraph-properties fo:text-align="start" style:justify-single-word="false"/>
      <style:text-properties fo:font-size="22pt" officeooo:rsid="000a2db0" officeooo:paragraph-rsid="000a2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FM</text:p>
      <text:p text:style-name="P1"/>
      <text:p text:style-name="P2">En esta unidad, estuve trabajando con estructuras de datos orientadas a la búsqueda, como las tablas de hash, y exploré distintos métodos de hashing. Me enfoqué en entender cómo y cuándo utilizar cada método según el contexto del problema. Implementar en JAVA fue una forma de aplicar estos conceptos en escenarios prácticos de almacenamiento y búsqueda de información. También comparé el rendimiento y el uso de memoria de diferentes estructuras, lo cual me ayudó a evaluar sus ventajas y limitaciones en distintas situaciones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2.1$Linux_X86_64 LibreOffice_project/480$Build-1</meta:generator>
    <dc:date>2024-11-27T00:14:17.397094550</dc:date>
    <meta:editing-duration>PT27S</meta:editing-duration>
    <meta:editing-cycles>1</meta:editing-cycles>
    <meta:document-statistic meta:table-count="0" meta:image-count="0" meta:object-count="0" meta:page-count="1" meta:paragraph-count="2" meta:word-count="84" meta:character-count="531" meta:non-whitespace-character-count="449"/>
  </office:meta>
</office:document-meta>
</file>